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rSampl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ublisherSampler.ini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sherSampler.getRandom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setMessageChoice( String ch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getConfigChoi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blisherSampler.setInpu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getFileConten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erSampler.getTex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setConfigChoice( String ch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ublisherSampler.Publisher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ublisherSampler.getInpu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setRandom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samp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ublisherSampler.sample( 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getMessageCho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getMessageCont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ublisherSampler.testStarted(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setTex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Sampl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erSampler.testEnded(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